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And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phone symbo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oe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hör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 / 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unch wra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aro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rk Sunset 4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rufsäu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ksmission Gebäud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ugs Pills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zomb_ki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leingruppenlogo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UK Traffic Signals 00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listair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Grave, R.I.P.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inky2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Wahrsagen mit Spaßfaktor!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efan Ba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rtoon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unan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ossy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fre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ento Mori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freetra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ked u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abysber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e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wildchi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cyberscoo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lobal qui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rub with trumpe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vil hea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.00.0000</text:date>, <text:time style:data-style-name="N2" text:time-value="0000-00-00T00:00:03.034404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24T17:24:44.403026729</dc:date>
    <meta:editing-duration>P2DT2H25M9S</meta:editing-duration>
    <meta:generator>LibreOffice/4.1.1.2$Linux_X86_64 LibreOffice_project/410m0$Build-2</meta:generator>
    <meta:editing-cycles>106</meta:editing-cycles>
    <meta:document-statistic meta:table-count="2" meta:cell-count="463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